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style:text-properties fo:font-size="14pt" style:font-size-asian="14pt" style:font-size-complex="14pt"/>
    </style:style>
    <style:style style:name="T1" style:family="text">
      <style:text-properties fo:font-weight="bold" style:font-weight-asian="bold" style:font-weight-complex="bold"/>
    </style:style>
    <style:style style:name="T2" style:family="text">
      <style:text-properties fo:background-color="#ffff00"/>
    </style:style>
    <style:style style:name="T3"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angue de defunto fresco</text:span>...</text:p>
      <text:p text:style-name="P1"/>
      <text:p text:style-name="P1">Era tarde, muito tarde mesmo. Como se isso não bastasse um telefonema de número anónimo acabava de me estragar o pouco sono que o café tardio me deixara intacto. Afinal era Jonas, o coveiro e guardião do cemitério da aldeia, quem estava do outro lado da linha. Mesmo interrompendo-me o estado de vigília não podia barafustar muito pois afinal de contas fora eu quem lhe pedira para me avisar assim que a estranha ocorrência voltasse a acontecer.</text:p>
      <text:p text:style-name="P1"/>
      <text:p text:style-name="P1">Saltei da cama com maior velocidade do que alguma vez me lembro de o ter feito, tal não era a excitação que me corria nas veias impregnadas de sangue em ebulição. Os níveis de adrenalina dispararam em flecha. O caçador excitava-se com o prenúncio da eminente caçada com que há tanto sonhava.</text:p>
      <text:p text:style-name="P1"/>
      <text:p text:style-name="P1">Vesti a gabardina cinza e preparei a trouxa com tudo o que de afiado e pontiagudo tinha por perto. O cemitério local ficava a cerca de quinhentos metros dos limites da aldeia por isso ainda tive de conduzir até lá. A figura alta e magra de Jonas esperava-me junto ao portão, do lado de fora. A sua nova função a juntar às normais como coveiro do povoado era passar duas ou três vezes pelo local depois de fechar os portões, o que ocorria por volta das nove horas da noite. Fora eu que o recrutara para o fazer regularmente depois que ele falou comigo pela primeira vez. Mesmo tratando-se de uma ronda de rotina, a de hoje tinha um sabor e um tom diferentes. Aliás, hoje era uma noite muito especial. Eram quase duas da manhã e a única razão porque ele e eu andávamos por ali àquela hora eram os estranhos aluimentos de terras de campas frescas que haviam acontecido nas últimas duas semanas.</text:p>
      <text:p text:style-name="P1"/>
      <text:p text:style-name="P1">Não era de modo algum um homem amedrontado aquele que me esperava. Ele não tinha qualquer medo dos mortos, de outro modo não poderia ter o emprego que tinha, certamente. E no que a vampiros dizia respeito também não era propriamente um ignorante como a maior parte dos humanos que habitam este mundo. Ele sabia que <text:soft-page-break/>eles existiam e tinha provas disso na memória. Eu havia-lhas mostrado há uns tempos atrás, e desde então que ele era para mim uma espécie de informador. Era portanto um individuo avisado aquele. Talvez um dia pense em convidá-lo para me ajudar mais a sério... às vezes dava jeito uma mãozinha extra... mas por enquanto os meus planos não passam de modo algum por aí. Sou e quero continuar a ser um caçador solitário, não preciso de responsabilidades ou afectos adicionais que me perturbem a acutilância.</text:p>
      <text:p text:style-name="P1"/>
      <text:p text:style-name="P1">Jonas contou-me de novo sobre os misteriosos abatimentos de terra que ocorriam em algumas das campas mais recentes, algo que deixara de ser uma estranha coincidência e que tinha aumentado bastante de frequência nos últimos três ou quatro dias, como se de repente um “gang” de toupeiras afoitas tivesse resolvido dedicar-se ao rombo de túmulos e à profanação de cadáveres. Mas o que mais me empolgou foram os seus relatos sobre os estranhos ruídos que ouvira na direcção da casa das ossadas, <text:span text:style-name="T2">que pareciam ter origem por debaixo do chão</text:span>. Entregou-me as chaves e mandei-o embora. Agora era comigo! Cheirava-me a bicho dentuça sugador de sangue! E quando digo isto não falo de nenhuma espécie rara de toupeiras em vias de extinção. Havia por ali vampiros e eu precisava saber qual era a jogada deles.</text:p>
      <text:p text:style-name="P1"/>
      <text:p text:style-name="P1">À medida que me fui adentrando no recinto de almas idas comecei a ter a estranha sensação que nem tudo por ali estava morto como devia. Os ruídos confirmavam-se, e como se isso não bastasse, diante dos meus olhos pude testemunhar o abatimento de uma sepultura com uma inscrição feita há menos de dois dias. O chão sugou-se a si mesmo e no lugar do túmulo fugaz ficou apenas um enorme buraco que a escuridão da noite de luar fosco fazia parecer interminavelmente fundo. Senti-me quase tentado a fazer-me descer por uma corda para o seu interior, mas felizmente ou não algo me desviou o pensamento dessa ideia tresloucada. Os inquietantes sons que ouvia pareciam ter a sua origem debaixo do solo sagrado, tornando-se mais intensos à medida que me aproximava da capela do ossos, tal como Jonas me relatara. Resolvi entrar no lugar onde nem o próprio coveiro se atrevera a pôr os pés desde que ouviu <text:soft-page-break/>pela primeira vez os malfadados <text:s/>barulhos, há uma mão cheia de dias atrás. Uma decisão astuta da sua parte tendo em conta o cenário que se me apresentou diante dos olhos mal ali cheguei.</text:p>
      <text:p text:style-name="P1"/>
      <text:p text:style-name="P1">O chão dentro do recinto bafejado pelo cheiro a decomposição e putrefacção havia abatido quase por completo tal como acontecera com as campas, mas numa cratera em proporção. Para variar, qual cliché de fita cinematográfica de horror, <text:s/>não se via praticamente nada. Malcheiroso e escuro como breu é a melhor forma que encontro para descrever o ambiente ali dentro. Felizmente nunca saía para caçar sem o meus tubos fosforescentes recheados de sulfeto de zinco. O que a sua luz esverdeada me revelou foi algo que eu dificilmente imaginaria. </text:p>
      <text:p text:style-name="P1"/>
      <text:p text:style-name="P1">O enorme buraco devia ter uns quatro ou cinco <text:span text:style-name="T3">medos</text:span> de fundura, perdão... <text:span text:style-name="T3">metros</text:span> de fundura. As palavras continuam a sair-me deturpadas do cérebro cada vez que tenho de recordar aquele cenário esquizóide, louco e assustador demais para ter sido pensado e construído por humanos. Uma coisa tão malévola só podia ser obra de vampiros. Por todo o lado havia ossadas humanas espalhadas sobre farpas de caixões esventrados, onde corpos em decomposição se podiam vislumbrar por entre restos de vestes rasgadas, envergadas pela última vez numa qualquer cerimónia fúnebre. Mas o maior problema é que isso não era de todo o mais assustador. O que realmente me colocou os nervos em franja foi o desfile de tubos e condutas a perder de vista daquilo que me parecia ser um laboratório infernal subterrâneo. Havia um labirinto de túneis húmidos e frios pelo qual serpenteava uma miríade de canais semitransparentes por onde deslizava lentamente uma fina camada de um espesso e pouco fluido liquido de cor vermelha. Sim, era sangue! <text:line-break/><text:line-break/>Olhei por cima do ombro direito e apontei o foco de luz uns quantos metros mais adiante nesse mesmo sentido. Todas as condutas que entravam na habitação desembocavam num enorme reservatório transparente em forma de ovo, muito possivelmente feito de acrílico ou de outro material com características semelhantes. <text:soft-page-break/>O tanque estava inundado por uma mistura que se agitava e ondulava ao sabor da centrifugação provocada por uma pequena turbina existente na base do mesmo, <text:s/>e no meio da qual borbulhava a entrada de outra substância, que aparentemente estaria a ser injectada a partir de um segundo depósito horizontal que servia de suporte e base ao primeiro. Um olhar mais atento fez-me perceber que esse outro enorme tanque conteria, nada mais nada menos do que oxigénio puro, isto a julgar pelo grande “O2” pintado a letras garrafais numa das faces. Estava perante um caldeirão, só não sabia bem o que estava na ementa! Mas que era uma poção, lá isso era. Aproximei-me...</text:p>
      <text:p text:style-name="P1"/>
      <text:p text:style-name="P1">Olhei uma e outra vez ao meu redor para ter a certeza de que estava sozinho, embora tivesse consciência que os barulhos que antes ouvira não podiam ter sido causados apenas pelo par de ratazanas horrendas que entretanto me passara por cima das botas, mesmo que estas não fossem assim tão pequenas quanto isso. Não! Havia algo mais por ali. Algo que deveria estar morto há centenas de anos mas que por aberração da natureza se mantém teimosamente vivo, alimentando-se à custa da vida que suga dos outros. O meu encontro imediato poderia estar para breve mas por enquanto parecia estar sozinho. Observei com maior pormenor a estranha engenhoca, reflecti sobre o que me trouxera ali hoje, e por fim cheguei a uma conclusão bizarra. Alguém se estava a tentar aproveitar do sangue dos recém-mortos, voltando a oxigená-lo artificialmente, atenuando desta forma o efeito provocado pela coagulação. Certamente que a lista de ingredientes seria mais extensa do que isto mas o objectivo era claro para mim. Tratava-se de uma experiência de reciclagem com um propósito bem simples... produzir alimento fresco... <text:span text:style-name="T1">Sangue de defunto fresco</text:span>!<text:line-break/><text:line-break/>Absorto que estava nas minhas conclusões e ilações nem sequer dei conta do enorme vulto sinistro que me colocou as patas no ombro. Nem tive qualquer hipótese de reacção nem tempo para sentir temor. De um golpe só, fez-me rodopiar nos seus braços como se fosse um mero peão e atirou-me uns bons três ou quatro metros pelo ar, como se fosse um saco de batatas, fazendo-me aterrar com as costas na barreira de terra dura. Pela dor latejante que de imediato senti devo ter partido pelo menos uma <text:soft-page-break/>ou duas costelas naquele preciso instante. Agora dói cada vez que respiro. Maldito sejas!...<text:line-break/><text:line-break/>Era um vampiro velho aquele que me fitava com cara de quem queria acabar com a minha vida em três tempos. Estranhamente, e olhando assim a esta distância, não me parecia estar assim tão forte ou tão bem de saúde como para fazer aquilo que me acabara de fazer. Para ser sincero, parecia-me que o esforço do forte abanão que me dera lhe havia retirado um pouco de fôlego também. Estava muito pálido e magro, como se de um vampiro anémico se tratasse, isto se de tal maleita eles pudessem ao menos padecer... não sei. Devia passar imensa fome, e daí talvez o propósito do espalhafato que encontrei. Era provável que a dieta improvisada não fosse suficientemente calórica. De qualquer forma não teria mais piedade por isso. Esta noite estava no sítio certo para matar mais um vampiro. A dor das costelas partidas era inferior ao meu desejo de vingança. Endireitei-me e desembainhei o fiel sabre que trazia às costas, convicto que nada me faria perder esta batalha, ou sequer sofrer outro golpe idêntico. Olhei-o no fundo dos olhos e ele fez o mesmo. Se naquele corpo corria pouco sangue, então esse pouco ter-lhe-ia afluído aos olhos de uma assentada só. Estavam vermelhos de puro ódio. Ou talvez fosse apenas o reflexo dos meus...<text:line-break/><text:line-break/>Cerrei o punho esquerdo sobre si próprio e com o direito apertei confiante o punho da arma, sentido-o em toda a sua plenitude por debaixo dos meus dedos engelhados, mas no preciso momento em que me preparo para partir na sua direcção as sombras do recinto começaram a adquirir formas no meio da escuridão. Aterrorizado, constatei incrédulo o surgir de vários outros vampiros que emergiam em simultâneo dos múltiplos túneis ali escavados. Senti-me perdido, confesso. Como um pequeno peixe de aquário se sentiria num tanque infestado de tubarões. Não baixaria os braços à luta mas esta seria com quase toda a certeza uma batalha perdida à nascença face à disparidade da desproporção numérica. Provavelmente a minha última aventura... Nunca tal me acontecera. Seriam no mínimo uma dezena de morcegos bípedes. Curiosamente, todos eles pareciam sofrer do mesmo mal do primeiro que me <text:soft-page-break/>encontrara, pois tinham em comum a mesmíssima palidez <text:s/>e a velhice indisfarçável. Creio estar perante um clã com características muito específicas. Um bando de velhos esfomeados e doentes, provavelmente rejeitados pelas hierarquias superiores das suas sociedades clandestinas, onde não têm lugar, relegados e escorraçados do seu ambiente familiar, talvez por os considerarem fardos sem utilidade, fracos e impotentes o suficiente para não serem capazes de se alimentarem de presas novas... vendo-se por isso forçados a sobreviverem do sangue dos mortos. Que decadência!...<text:line-break/><text:line-break/>O seu cerco começa a fechar sobre mim. Aperto a arma com tanta força que sinto a pele a querer quebrar. Dois deles voam na minha direcção e esses dois são os primeiros a ser decapitados. Um terceiro apanha-me pelo pescoço, enquanto outros me prendem os membros. O aperto <text:s/>sufoca-me tanto que começo a ver estrelas... mas não é só isso que vejo... Ao fundo vejo uma silhueta que me parece familiar.. À medida que se aproxima da zona mais iluminada as minhas suspeitas dissipam-se... <text:s/>É uma mulher... uma vampira... Valéria!... Mas que faz ela aqui tão longe e com este grupo?... Ouvi-la emitir uma espécie de grunhido estridente... Foi esta a última memória que retive antes de voltar a recuperar a consciência, sozinho... deitado no mesmo chão de terra áspera <text:s/>pejada de <text:s/>resquícios de vidas passadas onde tudo acontecera...</text:p>
      <text:p text:style-name="P1"/>
      <text:p text:style-name="P1">A minha vida fora poupada. Porquê não sei, mas com certeza Valéria terá sido a causa disso. À minha volta não vejo sinais de qualquer actividade. Todos haviam desaparecido. Ela também. Meio atordoado e sem saber bem o que acabara de acontecer naquele buraco de cemitério, arrastei-me para o exterior. A calmaria reinava de novo num sítio onde nunca deveria de ter deixado de existir. Não ouvi qualquer ruído ou presenciei qualquer movimento sinistro enquanto me dirigia para os portões. Segui para casa e dormi...estava dorido...</text:p>
      <text:p text:style-name="P1"/>
      <text:p text:style-name="P1">Nos dias que se seguiram a situação permaneceu inalterada, o que equivale a dizer que as estranhas ocorrências deixaram de se fazer sentir. O cemitério aparentava ter <text:soft-page-break/>regressado ao merecido descanso. Jonas confirmou-mo. O clã resolvera partir para outras paragens, possivelmente em busca de <text:span text:style-name="T1">sangue de defunto fresc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P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o Cristo</meta:initial-creator>
    <meta:creation-date>2011-12-15T00:12:27</meta:creation-date>
    <dc:date>2012-09-01T23:28:06</dc:date>
    <dc:creator>Paulo Cristo</dc:creator>
    <meta:editing-duration>PT8H1M25S</meta:editing-duration>
    <meta:editing-cycles>40</meta:editing-cycles>
    <meta:generator>LibreOffice/3.5$Linux_x86 LibreOffice_project/350m1$Build-2</meta:generator>
    <meta:document-statistic meta:table-count="0" meta:image-count="0" meta:object-count="0" meta:page-count="7" meta:paragraph-count="12" meta:word-count="2183" meta:character-count="12946" meta:non-whitespace-character-count="10760"/>
  </office:meta>
</office:document-meta>
</file>